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o" fo:country="RO"/>
    </style:style>
    <style:style style:name="P2" style:family="paragraph" style:parent-style-name="Default">
      <style:text-properties fo:language="ro" fo:country="RO"/>
    </style:style>
    <style:style style:name="P3" style:family="paragraph" style:parent-style-name="Default">
      <style:text-properties fo:language="ro" fo:country="RO" officeooo:paragraph-rsid="0000c37a"/>
    </style:style>
    <style:style style:name="P4" style:family="paragraph" style:parent-style-name="Default">
      <style:text-properties fo:language="ro" fo:country="RO" officeooo:rsid="0000c37a" officeooo:paragraph-rsid="0000c37a"/>
    </style:style>
    <style:style style:name="P5" style:family="paragraph" style:parent-style-name="Default" style:list-style-name="L1">
      <style:text-properties fo:language="ro" fo:country="RO" officeooo:rsid="0000c37a" officeooo:paragraph-rsid="0000c37a"/>
    </style:style>
    <style:style style:name="P6" style:family="paragraph" style:parent-style-name="Default">
      <style:text-properties fo:language="ro" fo:country="RO" fo:font-weight="bold" officeooo:rsid="0000c37a" officeooo:paragraph-rsid="0000c37a" style:font-weight-asian="bold" style:font-weight-complex="bold"/>
    </style:style>
    <style:style style:name="P7" style:family="paragraph" style:parent-style-name="Default" style:list-style-name="L1">
      <style:text-properties officeooo:paragraph-rsid="0000c37a"/>
    </style:style>
    <style:style style:name="P8" style:family="paragraph" style:parent-style-name="Default" style:list-style-name="L1">
      <style:text-properties officeooo:rsid="0000c37a" officeooo:paragraph-rsid="0000c37a"/>
    </style:style>
    <style:style style:name="T1" style:family="text">
      <style:text-properties fo:font-size="11pt" fo:font-weight="bold" style:font-size-asian="11pt" style:font-weight-asian="bold"/>
    </style:style>
    <style:style style:name="T2" style:family="text">
      <style:text-properties style:text-line-through-style="none" style:text-line-through-type="none" fo:font-size="11pt" style:text-underline-style="none" fo:font-weight="bold" style:font-size-asian="11pt" style:font-weight-asian="bold"/>
    </style:style>
    <style:style style:name="T3" style:family="text">
      <style:text-properties style:text-line-through-style="none" style:text-line-through-type="none" fo:font-size="11pt" style:text-underline-style="none" fo:font-weight="normal" style:font-size-asian="11pt" style:font-weight-asian="normal"/>
    </style:style>
    <style:style style:name="T4" style:family="text">
      <style:text-properties style:text-line-through-style="none" style:text-line-through-type="none" fo:font-size="11pt" style:text-underline-style="none" fo:font-weight="normal" style:font-size-asian="11pt" style:font-weight-asian="normal" style:font-weight-complex="normal"/>
    </style:style>
    <style:style style:name="T5" style:family="text">
      <style:text-properties style:text-line-through-style="none" style:text-line-through-type="none" fo:font-size="11pt" style:text-underline-style="none" fo:font-weight="normal" officeooo:rsid="0000c37a" style:font-size-asian="11pt" style:font-weight-asian="normal"/>
    </style:style>
    <style:style style:name="T6" style:family="text">
      <style:text-properties style:text-line-through-style="none" style:text-line-through-type="none" fo:font-size="11pt" style:text-underline-style="none" style:font-size-asian="11pt"/>
    </style:style>
    <style:style style:name="T7" style:family="text">
      <style:text-properties style:text-line-through-style="none" style:text-line-through-type="none" fo:font-size="11pt" fo:language="ro" fo:country="RO" style:text-underline-style="none" fo:font-weight="normal" style:font-size-asian="11pt" style:font-weight-asian="normal" style:font-weight-complex="normal"/>
    </style:style>
    <style:style style:name="T8" style:family="text">
      <style:text-properties style:text-line-through-style="none" style:text-line-through-type="none" fo:font-size="11pt" fo:language="ro" fo:country="RO" style:text-underline-style="none" fo:font-weight="normal" officeooo:rsid="0000c37a" style:font-size-asian="11pt" style:font-weight-asian="normal" style:font-weight-complex="normal"/>
    </style:style>
    <style:style style:name="T9" style:family="text">
      <style:text-properties style:text-line-through-style="none" style:text-line-through-type="none" fo:font-size="11pt" fo:language="en" fo:country="US" style:text-underline-style="none" fo:font-weight="normal" style:font-size-asian="11pt" style:font-weight-asian="normal"/>
    </style:style>
    <style:style style:name="T10" style:family="text">
      <style:text-properties style:text-line-through-style="none" style:text-line-through-type="none" fo:font-size="11pt" fo:language="en" fo:country="US" style:text-underline-style="none" fo:font-weight="normal" style:font-size-asian="11pt" style:font-weight-asian="normal" style:font-weight-complex="normal"/>
    </style:style>
    <style:style style:name="T11" style:family="text">
      <style:text-properties style:text-line-through-style="none" style:text-line-through-type="none" fo:font-size="11pt" fo:language="en" fo:country="US" style:text-underline-style="none" fo:font-weight="normal" officeooo:rsid="0000c37a" style:font-size-asian="11pt" style:font-weight-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311in" fo:text-indent="-0.25in" fo:margin-left="0.5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11in" fo:text-indent="-0.25in" fo:margin-left="0.7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11in" fo:text-indent="-0.25in" fo:margin-left="1.0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11in" fo:text-indent="-0.25in" fo:margin-left="1.2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11in" fo:text-indent="-0.25in" fo:margin-left="1.5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11in" fo:text-indent="-0.25in" fo:margin-left="1.7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11in" fo:text-indent="-0.25in" fo:margin-left="2.0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11in" fo:text-indent="-0.25in" fo:margin-left="2.2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11in" fo:text-indent="-0.25in" fo:margin-left="2.5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11in" fo:text-indent="-0.25in" fo:margin-left="2.7811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text:span text:style-name="T1">Proiectaţi şi implementaţi o aplicaţie Java pentru rezolvarea problemei propuse. Se va evidenţia o arhitectură stratificată. Informaţiile vor fi preluate din fişiere text. </text:span></text:p>
      <text:p text:style-name="P2"><text:span text:style-name="T2"/></text:p>
      <text:p text:style-name="P2"><text:span text:style-name="T2">5. Evaluator examen </text:span></text:p>
      <text:p text:style-name="P3"><text:span text:style-name="T3">Un profesor doreste dezvoltarea unui program pentru gestionarea subiectelor pentru un test de tip grila. Programul va avea urmatoarele functionalitati:</text:span></text:p>
      <text:p text:style-name="P3"><text:span text:style-name="T3"/></text:p>
      <text:p text:style-name="P6"><text:span text:style-name="T6">F00. </text:span><text:span text:style-name="T4">Încărcarea întrebărilor existente dintr-un fișier text. Fișierul are formatul următor:</text:span></text:p>
      <text:list xml:id="list2810571036" text:style-name="L1">
        <text:list-item>
          <text:p text:style-name="P7"><text:span text:style-name="T8">enunț întrebare, răspuns 1, răspuns 2, răspuns 3, răspuns corect, domeniul – fiecare pe câte o linie</text:span></text:p>
        </text:list-item>
        <text:list-item>
          <text:p text:style-name="P8"><text:span text:style-name="T7">răspuns 1 trebuie să înceapă cu cifra ‘</text:span><text:span text:style-name="T10">1’, </text:span><text:span text:style-name="T7">răspuns 2 cu cifra ‘</text:span><text:span text:style-name="T10">2’, </text:span><text:span text:style-name="T7">răspuns 3 cu cifra ‘</text:span><text:span text:style-name="T10">3’</text:span></text:p>
        </text:list-item>
        <text:list-item>
          <text:p text:style-name="P5"><text:span text:style-name="T4">răspunsul corect va fi dat printr-o cifră de la 1 la 3.</text:span></text:p>
        </text:list-item>
        <text:list-item>
          <text:p text:style-name="P5"><text:span text:style-name="T4">fiecare 2 întrebări sunt despărțite printr-o linie având conținutul <text:s/>”##”. Dacă există o singură întrebare, atunci fișierul se va termina cu o linie de această formă.</text:span></text:p>
        </text:list-item>
      </text:list>
      <text:p text:style-name="P3"><text:span text:style-name="T3"><text:s/></text:span></text:p>
      <text:p text:style-name="P3"><text:span text:style-name="T2">F01. </text:span><text:span text:style-name="T3">adaugarea unei noi intrebari pentru un anumit domeniu (enunt intrebare, raspuns 1, raspuns 2, raspuns 3, raspunsul corect, domeniul) in setul de intrebari disponibile. </text:span></text:p>
      <text:p text:style-name="P3"><text:span text:style-name="T5">Întrebarea adăugată va fi salvată în fișierul text cu întrebări sub același format ca cel precizat mai sus. Dacă fișierul text nu există, atunci se va crea unul cu numele ”intrebari.txt”.</text:span></text:p>
      <text:p text:style-name="P4"><text:span text:style-name="T5">D</text:span><text:span text:style-name="T3">omeniul poate fi orice șir de caractere – el există în momentul în care apare o întrebare care îl referă.</text:span></text:p>
      <text:p text:style-name="P2"><text:span text:style-name="T3"/></text:p>
      <text:p text:style-name="P2"><text:span text:style-name="T2">F02. </text:span><text:span text:style-name="T3">crearea unui nou test (testul va contine 5 intrebari alese aleator din cele disponibile, din domenii diferite)</text:span><text:span text:style-name="T9"> </text:span><text:span text:style-name="T11">printr-o singur</text:span><text:span text:style-name="T5">ă rulare a unei comenzi.</text:span><text:span text:style-name="T9"> </text:span></text:p>
      <text:p text:style-name="P1"><text:span text:style-name="T2"/></text:p>
      <text:p text:style-name="P1"><text:span text:style-name="T2">F03. </text:span><text:span text:style-name="T3">afisarea unei statistici cu numarul de intrebari organizate pe domeni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0:55:00</meta:creation-date>
    <meta:generator>LibreOffice/6.2.0.3$Windows_X86_64 LibreOffice_project/98c6a8a1c6c7b144ce3cc729e34964b47ce25d62</meta:generator>
    <meta:initial-creator>Cami_Acer</meta:initial-creator>
    <dc:date>2019-03-13T21:30:28.650000000</dc:date>
    <meta:editing-duration>PT18M49S</meta:editing-duration>
    <meta:editing-cycles>1</meta:editing-cycles>
    <meta:document-statistic meta:table-count="0" meta:image-count="0" meta:object-count="0" meta:page-count="1" meta:paragraph-count="14" meta:word-count="243" meta:character-count="1549" meta:non-whitespace-character-count="1313"/>
  </office:meta>
</office:document-meta>
</file>